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fo:font-weight="normal" officeooo:rsid="00164c90" officeooo:paragraph-rsid="00164c90" style:font-size-asian="12pt" style:font-weight-asian="normal" style:font-name-complex="Myriad Pro" style:font-size-complex="12pt" style:font-weight-complex="normal" style:text-scale="101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074f8"/>
    </style:style>
    <style:style style:name="P3" style:family="paragraph" style:parent-style-name="Standard">
      <style:paragraph-properties fo:text-align="center" style:justify-single-word="false"/>
      <style:text-properties officeooo:paragraph-rsid="00182f41"/>
    </style:style>
    <style:style style:name="T1" style:family="text">
      <style:text-properties style:font-name="Arial" fo:font-weight="bold" officeooo:rsid="001f30e1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221f1f" style:text-position="-5% 100%" style:font-name="Arial" fo:font-size="12pt" fo:letter-spacing="-0.012cm" style:text-underline-style="solid" style:text-underline-width="auto" style:text-underline-color="font-color" fo:font-weight="bold" officeooo:rsid="001f30e1" style:font-size-asian="12pt" style:font-weight-asian="bold" style:font-name-complex="Myriad Pro" style:font-size-complex="12pt" style:font-weight-complex="bold" style:text-scale="101%"/>
    </style:style>
    <style:style style:name="T4" style:family="text"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style:font-size-asian="12pt" style:font-weight-asian="normal" style:font-name-complex="Myriad Pro" style:font-size-complex="12pt" style:font-weight-complex="normal" style:text-scale="101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074f8"/>
    </style:style>
    <style:style style:name="MT1" style:family="text">
      <style:text-properties fo:color="#221f1f" style:text-position="-5% 100%" style:font-name="Arial" fo:font-size="12pt" fo:letter-spacing="-0.012cm" style:text-underline-style="solid" style:text-underline-width="auto" style:text-underline-color="font-color" fo:font-weight="bold" officeooo:rsid="001f30e1" style:font-size-asian="12pt" style:font-weight-asian="bold" style:font-name-complex="Myriad Pro" style:font-size-complex="12pt" style:font-weight-complex="bold" style:text-scale="101%"/>
    </style:style>
    <style:style style:name="MT2" style:family="text"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style:font-size-asian="12pt" style:font-weight-asian="normal" style:font-name-complex="Myriad Pro" style:font-size-complex="12pt" style:font-weight-complex="normal" style:text-scale="101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o.env.user.company_id.name&gt;</text:placeholder></text:span><text:span text:style-name="MT2"><text:placeholder text:placeholder-type="text">&lt;setLang("es_AR")&gt;</text:placeholder></text:span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58:21.289538288</meta:creation-date>
    <dc:date>2015-08-13T17:37:35.522828662</dc:date>
    <meta:editing-duration>PT7M56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1" meta:character-count="46" meta:non-whitespace-character-count="46"/>
  </office:meta>
</office:document-meta>
</file>